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7.0567in" draw:visible-area-height="8.822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jeto1" text:anchor-type="paragraph" svg:width="7.0571in" svg:height="8.822in" draw:z-index="0"><draw:object-ole xlink:href="./Object 1" xlink:type="simple" xlink:show="embed" xlink:actuate="onLoad"/><draw:image xlink:href="./ObjectReplacements/Object 1" xlink:type="simple" xlink:show="embed" xlink:actuate="onLoad"/></draw:frame></text:p>
      <text:p text:style-name="P1">Bilateral Directory FSM</text:p>
      <text:p text:style-name="P1"><text:soft-page-break/></text:p>
      <text:p text:style-name="P2">The directory for any address will start in the “Unowned” state initially. When the directory receives a read request, it would set the owner to be the requester, forward the request to the memory node, and transition to “Exclusive Waiting for Reply.” In that state, the directory has to wait for a response from the memory node before it can do anything else, so any read requests that arrive gets nakked. No writeback requests can arrive in “Unowned” because no node has the block, yet. When it receives a reply from the memory node, an exclusive reply is sent to the requester, and the directory transitions into the “Exclusive” state.</text:p>
      <text:p text:style-name="P2"/>
      <text:p text:style-name="P2">From the “Exclusive” state, there are a myriad of situations that can occur. The first can happen when an exclusive read request arrives at the directory and the requester is the owner.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
      <text:p text:style-name="P2">Another type of transition that occurs from the “Exclusive” state is when the directory receives an exclusive read and the requester is not the owner. In this situation, the directory would set the owner to be the request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
      <text:p text:style-name="P2">It is also possible to transition from the “Exclusive” state to “Exclusive Shared Waiting for Reply” when the directory receives a shared read. This shared read has to come from a requester that is not the owner. The directory has to forward the request to the previous owner, and set the requester as a sharer. In “Exclusive Shared Waiting for Reply,” several things can happen. If the directory receives a shared read in this state, it would add the requester into the sharers list, and if it receives an exclusive read, it would send a nak to the requester. If, it receives a writeback request arrives from the previous owner, then the directory would set the owner to be the read requester, send a writeback ack to the writeback requester, send an exclusive read reply to the read requester, and transition back to “Exclusive.” If, instead, it receives a read reply from the previous owner, then the directory would forward shared replies to all requesters and transition to “Shared.”</text:p>
      <text:p text:style-name="P2"/>
      <text:p text:style-name="P2">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text:soft-page-break/>eviction ack to the requester, and transition to “Exclusive.”</text:p>
      <text:p text:style-name="P2"/>
      <text:p text:style-name="P2">When a shared read arrives in the “Shared” state, the directory would add the requester into the sharers list, forward the request to a sharer S, and transition to “Shared Waiting for Reply.” Sharer S is chosen randomly among all the nodes that has the block.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questers, send an eviction ack to the eviction requester, remove the eviction requester from the sharers list, and transition back to “Shared.”</text:p>
      <text:p text:style-name="P2"/>
      <text:p text:style-name="P2">While in “Shared” state, it is also possible to receive an exclusive read request. This request causes the requester to be set as the owner, a transition to “Waiting to Send Invalidates,” and the request to be forwarded to a sharer S, which is chosen randomly among the available sharers. In the “Waiting to Send Invalidates” state, if the directory receives an eviction request not from sharer S, it would send a nak to the requester.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2"/>
      <text:p text:style-name="P2">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1-02-02T22:26:14.34</meta:creation-date>
    <meta:generator>OpenOffice.org/3.2$Win32 OpenOffice.org_project/320m18$Build-9502</meta:generator>
    <dc:date>2011-02-04T18:10:32.40</dc:date>
    <dc:creator>Eric Chang</dc:creator>
    <meta:editing-duration>PT08H14M57S</meta:editing-duration>
    <meta:editing-cycles>22</meta:editing-cycles>
    <meta:printed-by>Eric Chang</meta:printed-by>
    <meta:print-date>2011-02-04T15:51:53.07</meta:print-date>
    <meta:document-statistic meta:table-count="0" meta:image-count="0" meta:object-count="1" meta:page-count="3" meta:paragraph-count="9" meta:word-count="1196" meta:character-count="6776"/>
  </office:meta>
</office:document-meta>
</file>